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pistreści1" style:master-page-name="MP0" style:family="paragraph">
      <style:paragraph-properties fo:break-before="page">
        <style:tab-stops>
          <style:tab-stop style:type="right" style:leader-style="dotted" style:leader-text="." style:position="6.293in"/>
        </style:tab-stops>
      </style:paragraph-properties>
      <style:text-properties style:font-name="Calibri Light" style:font-name-complex="Calibri Light" fo:font-size="12pt" style:font-size-asian="12pt" style:font-size-complex="12pt"/>
    </style:style>
    <style:style style:name="P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4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6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7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8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9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10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1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12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13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4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15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7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18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19" style:parent-style-name="Spistreści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0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21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22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23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4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25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26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7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28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29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0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31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32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3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34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35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6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37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38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9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40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41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2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43" style:parent-style-name="Hiperłącze" style:family="text">
      <style:text-properties style:font-name="Calibri Light" style:font-name-complex="Calibri Light" fo:font-size="12pt" style:font-size-asian="12pt" style:font-size-complex="12pt"/>
    </style:style>
    <style:style style:name="T44" style:parent-style-name="Hiperłącze" style:family="text">
      <style:text-properties style:font-name="Calibri Light" style:font-name-complex="Calibri Light" style:use-window-font-color="true" fo:font-size="12pt" style:font-size-asian="12pt" style:font-size-complex="12pt"/>
    </style:style>
    <style:style style:name="P45" style:parent-style-name="Normalny" style:family="paragraph">
      <style:paragraph-properties fo:break-before="page"/>
      <style:text-properties style:font-name="Calibri Light" style:font-name-complex="Calibri Light" fo:font-size="12pt" style:font-size-asian="12pt" style:font-size-complex="12pt"/>
    </style:style>
    <style:style style:name="P46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47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48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T49" style:parent-style-name="Domyślnaczcionkaakapitu" style:family="text">
      <style:text-properties style:font-name="Calibri Light" style:font-name-complex="Calibri Light" fo:font-style="italic" style:font-style-asian="italic" fo:font-size="12pt" style:font-size-asian="12pt" style:font-size-complex="12pt"/>
    </style:style>
    <style:style style:name="T50" style:parent-style-name="Domyślnaczcionkaakapitu" style:family="text">
      <style:text-properties style:font-name="Calibri Light" style:font-name-complex="Calibri Light" style:font-style-complex="italic" fo:font-size="12pt" style:font-size-asian="12pt" style:font-size-complex="12pt"/>
    </style:style>
    <style:style style:name="P51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5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T53" style:parent-style-name="Domyślnaczcionkaakapitu" style:family="text">
      <style:text-properties style:font-name="Calibri Light" style:font-name-complex="Calibri Light" style:font-style-complex="italic" fo:font-size="12pt" style:font-size-asian="12pt" style:font-size-complex="12pt"/>
    </style:style>
    <style:style style:name="T54" style:parent-style-name="Domyślnaczcionkaakapitu" style:family="text">
      <style:text-properties style:font-name="Calibri Light" style:font-name-complex="Calibri Light" fo:font-style="italic" style:font-style-asian="italic" fo:font-size="12pt" style:font-size-asian="12pt" style:font-size-complex="12pt"/>
    </style:style>
    <style:style style:name="T55" style:parent-style-name="Domyślnaczcionkaakapitu" style:family="text">
      <style:text-properties style:font-name="Calibri Light" style:font-name-complex="Calibri Light" style:font-style-complex="italic" fo:font-size="12pt" style:font-size-asian="12pt" style:font-size-complex="12pt"/>
    </style:style>
    <style:style style:name="P56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T57" style:parent-style-name="Domyślnaczcionkaakapitu" style:family="text">
      <style:text-properties style:font-name="Calibri Light" style:font-name-complex="Calibri Light" style:font-style-complex="italic" fo:font-size="12pt" style:font-size-asian="12pt" style:font-size-complex="12pt"/>
    </style:style>
    <style:style style:name="P58" style:parent-style-name="Nagłówek2" style:family="paragraph">
      <style:paragraph-properties fo:margin-left="0.4916in">
        <style:tab-stops/>
      </style:paragraph-properties>
      <style:text-properties style:font-name-complex="Calibri Light" fo:font-weight="normal" style:font-weight-asian="normal" style:use-window-font-color="true" fo:font-size="12pt" style:font-size-asian="12pt" style:font-size-complex="12pt"/>
    </style:style>
    <style:style style:name="P59" style:parent-style-name="Normalny" style:family="paragraph">
      <style:paragraph-properties fo:margin-left="0.4916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60" style:parent-style-name="Nagłówek2" style:family="paragraph">
      <style:paragraph-properties fo:margin-left="0.4916in">
        <style:tab-stops/>
      </style:paragraph-properties>
      <style:text-properties style:font-name-complex="Calibri Light" fo:font-weight="normal" style:font-weight-asian="normal" style:use-window-font-color="true" fo:font-size="12pt" style:font-size-asian="12pt" style:font-size-complex="12pt"/>
    </style:style>
    <style:style style:name="P61" style:parent-style-name="Normalny" style:family="paragraph">
      <style:paragraph-properties fo:margin-left="0.4916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62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6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64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65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66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67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68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69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70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71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7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7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74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75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76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77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78" style:parent-style-name="Normalny" style:family="paragraph">
      <style:text-properties style:font-name="Calibri Light" style:font-name-complex="Calibri Light" fo:font-style="italic" style:font-style-asian="italic" fo:color="#0070C0" fo:font-size="12pt" style:font-size-asian="12pt" style:font-size-complex="12pt"/>
    </style:style>
    <style:style style:name="P79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80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81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82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83" style:parent-style-name="Nagłówek1" style:family="paragraph">
      <style:text-properties style:font-name-complex="Calibri Light" style:use-window-font-color="true" fo:font-size="12pt" style:font-size-asian="12pt" style:font-size-complex="12pt"/>
    </style:style>
    <style:style style:name="P84" style:parent-style-name="Normalny" style:family="paragraph">
      <style:text-properties style:font-name="Calibri Light" style:font-name-complex="Calibri Light" style:font-style-complex="italic" fo:font-size="12pt" style:font-size-asian="12pt" style:font-size-complex="12pt"/>
    </style:style>
    <style:style style:name="P85" style:parent-style-name="Normalny" style:family="paragraph">
      <style:text-properties style:font-name="Calibri Light" style:font-name-complex="Calibri Light" fo:font-style="italic" style:font-style-asian="italic" fo:color="#0070C0" fo:font-size="12pt" style:font-size-asian="12pt" style:font-size-complex="12pt"/>
    </style:style>
    <style:style style:name="P86" style:parent-style-name="Normalny" style:family="paragraph">
      <style:text-properties style:font-name="Calibri Light" style:font-name-complex="Calibri Light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file:///C:/Users/macie/Desktop/UseCase%20user_MK.docx#_Toc98506763" office:target-frame-name="_top" xlink:show="replace"><text:span text:style-name="T5">1. Nazwa use case'u</text:span><text:span text:style-name="T6"><text:tab/>1</text:span></text:a></text:p>
          <text:p text:style-name="P7"><text:a xlink:href="file:///C:/Users/macie/Desktop/UseCase%20user_MK.docx#_Toc98506764" office:target-frame-name="_top" xlink:show="replace"><text:span text:style-name="T8">2. Wstęp</text:span><text:span text:style-name="T9"><text:tab/>1</text:span></text:a></text:p>
          <text:p text:style-name="P10"><text:a xlink:href="file:///C:/Users/macie/Desktop/UseCase%20user_MK.docx#_Toc98506765" office:target-frame-name="_top" xlink:show="replace"><text:span text:style-name="T11">3. Cel use case'u</text:span><text:span text:style-name="T12"><text:tab/>1</text:span></text:a></text:p>
          <text:p text:style-name="P13"><text:a xlink:href="file:///C:/Users/macie/Desktop/UseCase%20user_MK.docx#_Toc98506766" office:target-frame-name="_top" xlink:show="replace"><text:span text:style-name="T14">4. Lista aktorów</text:span><text:span text:style-name="T15"><text:tab/>1</text:span></text:a></text:p>
          <text:p text:style-name="P16"><text:a xlink:href="file:///C:/Users/macie/Desktop/UseCase%20user_MK.docx#_Toc98506767" office:target-frame-name="_top" xlink:show="replace"><text:span text:style-name="T17">4.1 Aktor inicjujący</text:span><text:span text:style-name="T18"><text:tab/>1</text:span></text:a></text:p>
          <text:p text:style-name="P19"><text:a xlink:href="file:///C:/Users/macie/Desktop/UseCase%20user_MK.docx#_Toc98506768" office:target-frame-name="_top" xlink:show="replace"><text:span text:style-name="T20">4.2 Uczestn</text:span><text:span text:style-name="T21">icy</text:span><text:span text:style-name="T22"><text:tab/>1</text:span></text:a></text:p>
          <text:p text:style-name="P23"><text:a xlink:href="file:///C:/Users/macie/Desktop/UseCase%20user_MK.docx#_Toc98506769" office:target-frame-name="_top" xlink:show="replace"><text:span text:style-name="T24">5. Przebieg use case'u</text:span><text:span text:style-name="T25"><text:tab/>2</text:span></text:a></text:p>
          <text:p text:style-name="P26"><text:a xlink:href="file:///C:/Users/macie/Desktop/UseCase%20user_MK.docx#_Toc98506770" office:target-frame-name="_top" xlink:show="replace"><text:span text:style-name="T27">6 Wyjątki</text:span><text:span text:style-name="T28"><text:tab/>2</text:span></text:a></text:p>
          <text:p text:style-name="P29"><text:a xlink:href="file:///C:/Users/macie/Desktop/UseCase%20user_MK.docx#_Toc98506771" office:target-frame-name="_top" xlink:show="replace"><text:span text:style-name="T30">7. Przebiegi alternatywne</text:span><text:span text:style-name="T31"><text:tab/>2</text:span></text:a></text:p>
          <text:p text:style-name="P32"><text:a xlink:href="file:///C:/Users/macie/Desktop/UseCase%20user_MK.docx#_Toc98506772" office:target-frame-name="_top" xlink:show="replace"><text:span text:style-name="T33">8. Zagadanienia implementacyjne</text:span><text:span text:style-name="T34"><text:tab/>2</text:span></text:a></text:p>
          <text:p text:style-name="P35"><text:a xlink:href="file:///C:/Users/macie/Desktop/UseCase%20user_MK.docx#_Toc98506773" office:target-frame-name="_top" xlink:show="replace"><text:span text:style-name="T36">9. Warunki rozpoczęcia use case'u</text:span><text:span text:style-name="T37"><text:tab/>3</text:span></text:a></text:p>
          <text:p text:style-name="P38"><text:a xlink:href="file:///C:/Users/macie/Desktop/UseCase%20user_MK.docx#_Toc98506774" office:target-frame-name="_top" xlink:show="replace"><text:span text:style-name="T39">10. Stan końcowy</text:span><text:span text:style-name="T40"><text:tab/>3</text:span></text:a></text:p>
          <text:p text:style-name="P41"><text:a xlink:href="file:///C:/Users/macie/Desktop/UseCase%20user_MK.docx#_Toc98506775" office:target-frame-name="_top" xlink:show="replace"><text:span text:style-name="T42">11. Ni</text:span><text:span text:style-name="T43">erozwiązane problemy</text:span><text:span text:style-name="T44"><text:tab/>3</text:span></text:a></text:p>
        </text:index-body>
      </text:table-of-content>
      <text:h text:style-name="Nagłówek1" text:outline-level="1"><text:bookmark-start text:name="_Toc98506763"/></text:h>
      <text:p text:style-name="P45"/>
      <text:h text:style-name="P46" text:outline-level="1">1. Nazwa use case'u<text:bookmark-end text:name="_Toc98506763"/></text:h>
      <text:p text:style-name="P47">Wczytywanie<text:s/>listy z pliku</text:p>
      <text:h text:style-name="P48" text:outline-level="1"><text:bookmark-start text:name="_Toc98506764"/>2. Wstęp<text:bookmark-end text:name="_Toc98506764"/></text:h>
      <text:p text:style-name="Normalny"><text:span text:style-name="T49"><text:s/></text:span><text:span text:style-name="T50">Pracownik wczytuje obiekty do listy z wcześniej przygotowanego pliku tekstowego.</text:span></text:p>
      <text:h text:style-name="P51" text:outline-level="1"><text:bookmark-start text:name="_Toc98506765"/>3. Cel use case'u<text:bookmark-end text:name="_Toc98506765"/><text:s/></text:h>
      <text:p text:style-name="P52"/>
      <text:p text:style-name="Normalny"><text:span text:style-name="T53"><text:s/></text:span><text:span text:style-name="T54"><text:s/></text:span><text:span text:style-name="T55">Celem use case jest proces wczytywania produktów do listy</text:span></text:p>
      <text:h text:style-name="P56" text:outline-level="1"><text:bookmark-start text:name="_Toc98506766"/>4. Lista<text:s/>aktorów<text:bookmark-end text:name="_Toc98506766"/></text:h>
      <text:p text:style-name="Normalny"><text:span text:style-name="T57"><text:s/>Pracownik</text:span></text:p>
      <text:h text:style-name="P58" text:outline-level="2"><text:bookmark-start text:name="_Toc98506767"/>4.1 Aktor inicjujący<text:bookmark-end text:name="_Toc98506767"/></text:h>
      <text:p text:style-name="P59">Pracownik</text:p>
      <text:h text:style-name="P60" text:outline-level="2"><text:bookmark-start text:name="_Toc98506768"/>4.2 Uczestnicy<text:bookmark-end text:name="_Toc98506768"/></text:h>
      <text:p text:style-name="P61">Pracownik</text:p>
      <text:h text:style-name="P62" text:outline-level="1"><text:bookmark-start text:name="_Toc98506769"/>5. Przebieg use case'u<text:bookmark-end text:name="_Toc98506769"/></text:h>
      <text:p text:style-name="P63">Krok 1<text:s/></text:p>
      <text:p text:style-name="P64">Pracownik otwiera okno „Przeglądaj obiekty”, w którym przy pomocy przycisku „Wczytaj z pliku”, otwiera eksplorator plików.</text:p>
      <text:p text:style-name="P65">Krok 2</text:p>
      <text:p text:style-name="P66">Pracownik wybiera<text:s/>właściwy plik tekstowy</text:p>
      <text:p text:style-name="P67">Krok 3</text:p>
      <text:p text:style-name="P68">Po zatwierdzeniu, pracownik może przeglądać obiekty w liście</text:p>
      <text:p text:style-name="P69">Krok 4</text:p>
      <text:p text:style-name="P70">Pracownik po wczytaniu listy, może dodawać dodatkowe obiekty do listy</text:p>
      <text:h text:style-name="P71" text:outline-level="1"><text:bookmark-start text:name="_Toc98506770"/>6. Wyjątki<text:bookmark-end text:name="_Toc98506770"/><text:s/></text:h>
      <text:p text:style-name="P72">Brak</text:p>
      <text:p text:style-name="P73"/>
      <text:h text:style-name="P74" text:outline-level="1"><text:bookmark-start text:name="_Toc98506771"/><text:soft-page-break/>7. Przebiegi alternatywne<text:bookmark-end text:name="_Toc98506771"/><text:s/></text:h>
      <text:p text:style-name="P75">Brak</text:p>
      <text:h text:style-name="P76" text:outline-level="1"><text:s/><text:bookmark-start text:name="_Toc98506772"/>8. Zagadnienia implementacyjne<text:bookmark-end text:name="_Toc98506772"/></text:h>
      <text:p text:style-name="P77">Brak</text:p>
      <text:p text:style-name="P78"/>
      <text:h text:style-name="P79" text:outline-level="1"><text:bookmark-start text:name="_Toc98506773"/>9. Warunki rozpoczęcia use case'u<text:bookmark-end text:name="_Toc98506773"/></text:h>
      <text:p text:style-name="P80">Konieczny jest wcześniej przygotowany plik tekstowy z obiektami.</text:p>
      <text:h text:style-name="P81" text:outline-level="1"><text:bookmark-start text:name="_Toc98506774"/>10. Stan końcowy<text:bookmark-end text:name="_Toc98506774"/><text:s/></text:h>
      <text:p text:style-name="P82">Lista obiektów<text:s/></text:p>
      <text:h text:style-name="P83" text:outline-level="1"><text:bookmark-start text:name="_Toc98506775"/>11. Nierozwiązane problemy<text:bookmark-end text:name="_Toc98506775"/><text:s/></text:h>
      <text:p text:style-name="P84">Brak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 fo:line-height="115%"/>
      <style:text-properties style:font-name="Calibri Light" style:font-name-asian="Times New Roman" fo:font-weight="bold" style:font-weight-asian="bold" style:font-weight-complex="bold" fo:color="#2F5496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 fo:line-height="115%"/>
      <style:text-properties style:font-name="Calibri Light" style:font-name-asian="Times New Roman" fo:font-weight="bold" style:font-weight-asian="bold" style:font-weight-complex="bold" fo:color="#4472C4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 fo:line-height="115%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line-height="115%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iej Kozyra</meta:initial-creator>
    <dc:creator>Mateucz Roman</dc:creator>
    <meta:creation-date>2022-08-19T08:41:00Z</meta:creation-date>
    <dc:date>2022-09-05T16:01:00Z</dc:date>
    <meta:template xlink:href="Normal" xlink:type="simple"/>
    <meta:editing-cycles>8</meta:editing-cycles>
    <meta:editing-duration>PT300S</meta:editing-duration>
    <meta:document-statistic meta:page-count="3" meta:paragraph-count="4" meta:word-count="335" meta:character-count="2341" meta:row-count="16" meta:non-whitespace-character-count="2010"/>
  </office:meta>
</office:document-meta>
</file>